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tycketeckensnitt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" style:parent-style-name="Standardstycketeckensnitt" style:family="text">
      <style:text-properties fo:font-weight="bold" style:font-weight-asian="bold" fo:language="sv" fo:country="SE"/>
    </style:style>
    <style:style style:name="T5" style:parent-style-name="Standardstycketeckensnitt" style:family="text">
      <style:text-properties fo:language="sv" fo:country="SE"/>
    </style:style>
    <style:style style:name="T6" style:parent-style-name="Standardstycketeckensnitt" style:family="text">
      <style:text-properties fo:font-weight="bold" style:font-weight-asian="bold" fo:language="sv" fo:country="SE"/>
    </style:style>
    <style:style style:name="T7" style:parent-style-name="Standardstycketeckensnitt" style:family="text">
      <style:text-properties fo:language="sv" fo:country="SE"/>
    </style:style>
    <style:style style:name="T8" style:parent-style-name="Standardstycketeckensnitt" style:family="text">
      <style:text-properties fo:font-weight="bold" style:font-weight-asian="bold" fo:language="sv" fo:country="SE"/>
    </style:style>
    <style:style style:name="T9" style:parent-style-name="Standardstycketeckensnitt" style:family="text">
      <style:text-properties fo:language="sv" fo:country="SE"/>
    </style:style>
    <style:style style:name="T10" style:parent-style-name="Standardstycketeckensnitt" style:family="text">
      <style:text-properties fo:font-weight="bold" style:font-weight-asian="bold" fo:language="sv" fo:country="SE"/>
    </style:style>
    <style:style style:name="T11" style:parent-style-name="Standardstycketeckensnitt" style:family="text">
      <style:text-properties fo:font-weight="bold" style:font-weight-asian="bold" fo:language="sv" fo:country="SE"/>
    </style:style>
    <style:style style:name="T12" style:parent-style-name="Standardstycketeckensnitt" style:family="text">
      <style:text-properties fo:language="sv" fo:country="SE"/>
    </style:style>
    <style:style style:name="P13" style:parent-style-name="Standard" style:family="paragraph">
      <style:paragraph-properties fo:text-indent="0.9055in"/>
      <style:text-properties fo:language="sv" fo:country="SE"/>
    </style:style>
    <style:style style:name="P14" style:parent-style-name="Standard" style:family="paragraph">
      <style:text-properties fo:language="sv" fo:country="SE"/>
    </style:style>
    <style:style style:name="T15" style:parent-style-name="Standardstycketeckensnitt" style:family="text">
      <style:text-properties fo:font-weight="bold" style:font-weight-asian="bold" fo:language="sv" fo:country="SE"/>
    </style:style>
    <style:style style:name="T16" style:parent-style-name="Standardstycketeckensnitt" style:family="text">
      <style:text-properties fo:language="sv" fo:country="SE"/>
    </style:style>
    <style:style style:name="T17" style:parent-style-name="Standardstycketeckensnitt" style:family="text">
      <style:text-properties fo:font-weight="bold" style:font-weight-asian="bold" fo:language="sv" fo:country="SE"/>
    </style:style>
    <style:style style:name="T18" style:parent-style-name="Standardstycketeckensnitt" style:family="text">
      <style:text-properties fo:language="sv" fo:country="SE"/>
    </style:style>
    <style:style style:name="T19" style:parent-style-name="Standardstycketeckensnitt" style:family="text">
      <style:text-properties fo:font-weight="bold" style:font-weight-asian="bold" fo:language="sv" fo:country="SE"/>
    </style:style>
    <style:style style:name="T20" style:parent-style-name="Standardstycketeckensnitt" style:family="text">
      <style:text-properties fo:language="sv" fo:country="SE"/>
    </style:style>
    <style:style style:name="P21" style:parent-style-name="Standard" style:family="paragraph">
      <style:text-properties fo:language="sv" fo:country="SE"/>
    </style:style>
    <style:style style:name="T22" style:parent-style-name="Standardstycketeckensnitt" style:family="text">
      <style:text-properties fo:font-weight="bold" style:font-weight-asian="bold" fo:language="sv" fo:country="SE"/>
    </style:style>
    <style:style style:name="T23" style:parent-style-name="Standardstycketeckensnitt" style:family="text">
      <style:text-properties fo:language="sv" fo:country="SE"/>
    </style:style>
    <style:style style:name="T24" style:parent-style-name="Standardstycketeckensnitt" style:family="text">
      <style:text-properties fo:font-weight="bold" style:font-weight-asian="bold" fo:language="sv" fo:country="SE"/>
    </style:style>
    <style:style style:name="T25" style:parent-style-name="Standardstycketeckensnitt" style:family="text">
      <style:text-properties fo:language="sv" fo:country="SE"/>
    </style:style>
    <style:style style:name="T26" style:parent-style-name="Standardstycketeckensnitt" style:family="text">
      <style:text-properties fo:font-weight="bold" style:font-weight-asian="bold" fo:language="sv" fo:country="SE"/>
    </style:style>
    <style:style style:name="T27" style:parent-style-name="Standardstycketeckensnitt" style:family="text">
      <style:text-properties fo:language="sv" fo:country="SE"/>
    </style:style>
    <style:style style:name="T28" style:parent-style-name="Standardstycketeckensnitt" style:family="text">
      <style:text-properties fo:font-weight="bold" style:font-weight-asian="bold" fo:language="sv" fo:country="SE"/>
    </style:style>
    <style:style style:name="T29" style:parent-style-name="Standardstycketeckensnitt" style:family="text">
      <style:text-properties fo:font-weight="bold" style:font-weight-asian="bold" fo:language="sv" fo:country="SE"/>
    </style:style>
    <style:style style:name="T30" style:parent-style-name="Standardstycketeckensnitt" style:family="text">
      <style:text-properties fo:language="sv" fo:country="SE"/>
    </style:style>
    <style:style style:name="P31" style:parent-style-name="Standard" style:family="paragraph">
      <style:text-properties fo:language="sv" fo:country="SE"/>
    </style:style>
    <style:style style:name="T32" style:parent-style-name="Standardstycketeckensnitt" style:family="text">
      <style:text-properties fo:font-weight="bold" style:font-weight-asian="bold" fo:language="sv" fo:country="SE"/>
    </style:style>
    <style:style style:name="T33" style:parent-style-name="Standardstycketeckensnitt" style:family="text">
      <style:text-properties fo:language="sv" fo:country="SE"/>
    </style:style>
    <style:style style:name="T34" style:parent-style-name="Standardstycketeckensnitt" style:family="text">
      <style:text-properties fo:font-weight="bold" style:font-weight-asian="bold" fo:language="sv" fo:country="SE"/>
    </style:style>
    <style:style style:name="T35" style:parent-style-name="Standardstycketeckensnitt" style:family="text">
      <style:text-properties fo:language="sv" fo:country="SE"/>
    </style:style>
    <style:style style:name="T36" style:parent-style-name="Standardstycketeckensnitt" style:family="text">
      <style:text-properties fo:font-weight="bold" style:font-weight-asian="bold" fo:language="sv" fo:country="SE"/>
    </style:style>
    <style:style style:name="T37" style:parent-style-name="Standardstycketeckensnitt" style:family="text">
      <style:text-properties fo:language="sv" fo:country="SE"/>
    </style:style>
    <style:style style:name="P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0" style:parent-style-name="Standardstycketeckensnitt" style:family="text">
      <style:text-properties fo:font-weight="bold" style:font-weight-asian="bold" fo:language="sv" fo:country="SE"/>
    </style:style>
    <style:style style:name="T41" style:parent-style-name="Standardstycketeckensnitt" style:family="text">
      <style:text-properties fo:language="sv" fo:country="SE"/>
    </style:style>
    <style:style style:name="T42" style:parent-style-name="Standardstycketeckensnitt" style:family="text">
      <style:text-properties fo:font-weight="bold" style:font-weight-asian="bold" fo:language="sv" fo:country="SE"/>
    </style:style>
    <style:style style:name="T43" style:parent-style-name="Standardstycketeckensnitt" style:family="text">
      <style:text-properties fo:language="sv" fo:country="SE"/>
    </style:style>
    <style:style style:name="T44" style:parent-style-name="Standardstycketeckensnitt" style:family="text">
      <style:text-properties fo:font-weight="bold" style:font-weight-asian="bold" fo:language="sv" fo:country="SE"/>
    </style:style>
    <style:style style:name="T45" style:parent-style-name="Standardstycketeckensnitt" style:family="text">
      <style:text-properties fo:language="sv" fo:country="SE"/>
    </style:style>
    <style:style style:name="P46" style:parent-style-name="Standard" style:family="paragraph">
      <style:text-properties fo:font-weight="bold" style:font-weight-asian="bold" fo:language="sv" fo:country="SE"/>
    </style:style>
    <style:style style:name="T47" style:parent-style-name="Standardstycketeckensnitt" style:family="text">
      <style:text-properties fo:font-weight="bold" style:font-weight-asian="bold" fo:language="sv" fo:country="SE"/>
    </style:style>
    <style:style style:name="T48" style:parent-style-name="Standardstycketeckensnitt" style:family="text">
      <style:text-properties fo:language="sv" fo:country="SE"/>
    </style:style>
    <style:style style:name="T49" style:parent-style-name="Standardstycketeckensnitt" style:family="text">
      <style:text-properties fo:font-weight="bold" style:font-weight-asian="bold" fo:language="sv" fo:country="SE"/>
    </style:style>
    <style:style style:name="T50" style:parent-style-name="Standardstycketeckensnitt" style:family="text">
      <style:text-properties fo:language="sv" fo:country="SE"/>
    </style:style>
    <style:style style:name="T51" style:parent-style-name="Standardstycketeckensnitt" style:family="text">
      <style:text-properties fo:font-weight="bold" style:font-weight-asian="bold" fo:language="sv" fo:country="SE"/>
    </style:style>
    <style:style style:name="T52" style:parent-style-name="Standardstycketeckensnitt" style:family="text">
      <style:text-properties fo:language="sv" fo:country="SE"/>
    </style:style>
    <style:style style:name="P53" style:parent-style-name="Standard" style:family="paragraph">
      <style:text-properties fo:font-weight="bold" style:font-weight-asian="bold" style:font-weight-complex="bold" fo:language="sv" fo:country="SE"/>
    </style:style>
    <style:style style:name="T54" style:parent-style-name="Standardstycketeckensnitt" style:family="text">
      <style:text-properties fo:font-weight="bold" style:font-weight-asian="bold" fo:language="sv" fo:country="SE"/>
    </style:style>
    <style:style style:name="T55" style:parent-style-name="Standardstycketeckensnitt" style:family="text">
      <style:text-properties fo:language="sv" fo:country="SE"/>
    </style:style>
    <style:style style:name="T56" style:parent-style-name="Standardstycketeckensnitt" style:family="text">
      <style:text-properties fo:font-weight="bold" style:font-weight-asian="bold" fo:language="sv" fo:country="SE"/>
    </style:style>
    <style:style style:name="T57" style:parent-style-name="Standardstycketeckensnitt" style:family="text">
      <style:text-properties fo:language="sv" fo:country="SE"/>
    </style:style>
    <style:style style:name="T58" style:parent-style-name="Standardstycketeckensnitt" style:family="text">
      <style:text-properties fo:font-weight="bold" style:font-weight-asian="bold" fo:language="sv" fo:country="SE"/>
    </style:style>
    <style:style style:name="T59" style:parent-style-name="Standardstycketeckensnitt" style:family="text">
      <style:text-properties fo:language="sv" fo:country="SE"/>
    </style:style>
    <style:style style:name="P60" style:parent-style-name="Standard" style:family="paragraph">
      <style:text-properties fo:font-weight="bold" style:font-weight-asian="bold" fo:language="sv" fo:country="SE"/>
    </style:style>
    <style:style style:name="T61" style:parent-style-name="Standardstycketeckensnitt" style:family="text">
      <style:text-properties fo:font-weight="bold" style:font-weight-asian="bold" fo:language="sv" fo:country="SE"/>
    </style:style>
    <style:style style:name="T62" style:parent-style-name="Standardstycketeckensnitt" style:family="text">
      <style:text-properties fo:language="sv" fo:country="SE"/>
    </style:style>
    <style:style style:name="T63" style:parent-style-name="Standardstycketeckensnitt" style:family="text">
      <style:text-properties fo:font-weight="bold" style:font-weight-asian="bold" fo:language="sv" fo:country="SE"/>
    </style:style>
    <style:style style:name="T64" style:parent-style-name="Standardstycketeckensnitt" style:family="text">
      <style:text-properties fo:language="sv" fo:country="SE"/>
    </style:style>
    <style:style style:name="T65" style:parent-style-name="Standardstycketeckensnitt" style:family="text">
      <style:text-properties fo:font-weight="bold" style:font-weight-asian="bold" fo:language="sv" fo:country="SE"/>
    </style:style>
    <style:style style:name="T66" style:parent-style-name="Standardstycketeckensnitt" style:family="text">
      <style:text-properties fo:language="sv" fo:country="SE"/>
    </style:style>
    <style:style style:name="T67" style:parent-style-name="Standardstycketeckensnitt" style:family="text">
      <style:text-properties fo:font-weight="bold" style:font-weight-asian="bold" fo:language="sv" fo:country="SE"/>
    </style:style>
    <style:style style:name="T68" style:parent-style-name="Standardstycketeckensnitt" style:family="text">
      <style:text-properties fo:font-weight="bold" style:font-weight-asian="bold" fo:language="sv" fo:country="SE"/>
    </style:style>
    <style:style style:name="T69" style:parent-style-name="Standardstycketeckensnitt" style:family="text">
      <style:text-properties fo:language="sv" fo:country="SE"/>
    </style:style>
    <style:style style:name="P70" style:parent-style-name="Standard" style:family="paragraph">
      <style:paragraph-properties fo:text-indent="0.9055in"/>
      <style:text-properties fo:language="sv" fo:country="SE"/>
    </style:style>
    <style:style style:name="P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72" style:parent-style-name="Standardstycketeckensnitt" style:family="text">
      <style:text-properties fo:font-weight="bold" style:font-weight-asian="bold" fo:language="sv" fo:country="SE"/>
    </style:style>
    <style:style style:name="T73" style:parent-style-name="Standardstycketeckensnitt" style:family="text">
      <style:text-properties fo:language="sv" fo:country="SE"/>
    </style:style>
    <style:style style:name="T74" style:parent-style-name="Standardstycketeckensnitt" style:family="text">
      <style:text-properties fo:font-weight="bold" style:font-weight-asian="bold" fo:language="sv" fo:country="SE"/>
    </style:style>
    <style:style style:name="T75" style:parent-style-name="Standardstycketeckensnitt" style:family="text">
      <style:text-properties fo:language="sv" fo:country="SE"/>
    </style:style>
    <style:style style:name="T76" style:parent-style-name="Standardstycketeckensnitt" style:family="text">
      <style:text-properties fo:font-weight="bold" style:font-weight-asian="bold" fo:language="sv" fo:country="SE"/>
    </style:style>
    <style:style style:name="T77" style:parent-style-name="Standardstycketeckensnitt" style:family="text">
      <style:text-properties fo:language="sv" fo:country="SE"/>
    </style:style>
    <style:style style:name="P78" style:parent-style-name="Standard" style:family="paragraph">
      <style:text-properties fo:font-weight="bold" style:font-weight-asian="bold" fo:language="sv" fo:country="SE"/>
    </style:style>
    <style:style style:name="T79" style:parent-style-name="Standardstycketeckensnitt" style:family="text">
      <style:text-properties fo:font-weight="bold" style:font-weight-asian="bold" fo:language="sv" fo:country="SE"/>
    </style:style>
    <style:style style:name="T80" style:parent-style-name="Standardstycketeckensnitt" style:family="text">
      <style:text-properties fo:language="sv" fo:country="SE"/>
    </style:style>
    <style:style style:name="T81" style:parent-style-name="Standardstycketeckensnitt" style:family="text">
      <style:text-properties fo:font-weight="bold" style:font-weight-asian="bold" fo:language="sv" fo:country="SE"/>
    </style:style>
    <style:style style:name="T82" style:parent-style-name="Standardstycketeckensnitt" style:family="text">
      <style:text-properties fo:language="sv" fo:country="SE"/>
    </style:style>
    <style:style style:name="T83" style:parent-style-name="Standardstycketeckensnitt" style:family="text">
      <style:text-properties fo:font-weight="bold" style:font-weight-asian="bold" fo:language="sv" fo:country="SE"/>
    </style:style>
    <style:style style:name="T84" style:parent-style-name="Standardstycketeckensnitt" style:family="text">
      <style:text-properties fo:language="sv" fo:country="SE"/>
    </style:style>
    <style:style style:name="T85" style:parent-style-name="Standardstycketeckensnitt" style:family="text">
      <style:text-properties fo:font-weight="bold" style:font-weight-asian="bold" fo:language="sv" fo:country="SE"/>
    </style:style>
    <style:style style:name="T86" style:parent-style-name="Standardstycketeckensnitt" style:family="text">
      <style:text-properties fo:font-weight="bold" style:font-weight-asian="bold" fo:language="sv" fo:country="SE"/>
    </style:style>
    <style:style style:name="T87" style:parent-style-name="Standardstycketeckensnitt" style:family="text">
      <style:text-properties fo:language="sv" fo:country="SE"/>
    </style:style>
    <style:style style:name="T88" style:parent-style-name="Standardstycketeckensnitt" style:family="text">
      <style:text-properties fo:language="sv" fo:country="SE"/>
    </style:style>
    <style:style style:name="T89" style:parent-style-name="Standardstycketeckensnitt" style:family="text">
      <style:text-properties fo:language="sv" fo:country="SE"/>
    </style:style>
    <style:style style:name="T90" style:parent-style-name="Standardstycketeckensnitt" style:family="text">
      <style:text-properties fo:language="sv" fo:country="SE"/>
    </style:style>
    <style:style style:name="P91" style:parent-style-name="Standard" style:family="paragraph">
      <style:paragraph-properties fo:text-indent="0.9055in"/>
      <style:text-properties fo:language="sv" fo:country="SE"/>
    </style:style>
    <style:style style:name="P92" style:parent-style-name="Standard" style:family="paragraph">
      <style:text-properties fo:language="sv" fo:country="SE"/>
    </style:style>
    <style:style style:name="T93" style:parent-style-name="Standardstycketeckensnitt" style:family="text">
      <style:text-properties fo:font-weight="bold" style:font-weight-asian="bold" fo:language="sv" fo:country="SE"/>
    </style:style>
    <style:style style:name="T94" style:parent-style-name="Standardstycketeckensnitt" style:family="text">
      <style:text-properties fo:language="sv" fo:country="SE"/>
    </style:style>
    <style:style style:name="T95" style:parent-style-name="Standardstycketeckensnitt" style:family="text">
      <style:text-properties fo:font-weight="bold" style:font-weight-asian="bold" fo:language="sv" fo:country="SE"/>
    </style:style>
    <style:style style:name="T96" style:parent-style-name="Standardstycketeckensnitt" style:family="text">
      <style:text-properties fo:language="sv" fo:country="SE"/>
    </style:style>
    <style:style style:name="T97" style:parent-style-name="Standardstycketeckensnitt" style:family="text">
      <style:text-properties fo:font-weight="bold" style:font-weight-asian="bold" fo:language="sv" fo:country="SE"/>
    </style:style>
    <style:style style:name="T98" style:parent-style-name="Standardstycketeckensnitt" style:family="text">
      <style:text-properties fo:language="sv" fo:country="SE"/>
    </style:style>
    <style:style style:name="T99" style:parent-style-name="Standardstycketeckensnitt" style:family="text">
      <style:text-properties fo:font-weight="bold" style:font-weight-asian="bold" style:font-weight-complex="bold" fo:language="sv" fo:country="SE"/>
    </style:style>
    <style:style style:name="T100" style:parent-style-name="Standardstycketeckensnitt" style:family="text">
      <style:text-properties fo:language="sv" fo:country="SE"/>
    </style:style>
    <style:style style:name="T101" style:parent-style-name="Standardstycketeckensnitt" style:family="text">
      <style:text-properties fo:language="sv" fo:country="SE"/>
    </style:style>
    <style:style style:name="T102" style:parent-style-name="Standardstycketeckensnitt" style:family="text">
      <style:text-properties fo:language="sv" fo:country="SE"/>
    </style:style>
    <style:style style:name="P103" style:parent-style-name="Standard" style:family="paragraph">
      <style:paragraph-properties fo:text-indent="0.9055in"/>
      <style:text-properties fo:language="sv" fo:country="SE"/>
    </style:style>
    <style:style style:name="P104" style:parent-style-name="Standard" style:family="paragraph">
      <style:text-properties fo:language="sv" fo:country="SE"/>
    </style:style>
    <style:style style:name="T105" style:parent-style-name="Standardstycketeckensnitt" style:family="text">
      <style:text-properties fo:font-weight="bold" style:font-weight-asian="bold" fo:language="sv" fo:country="SE"/>
    </style:style>
    <style:style style:name="T106" style:parent-style-name="Standardstycketeckensnitt" style:family="text">
      <style:text-properties fo:language="sv" fo:country="SE"/>
    </style:style>
    <style:style style:name="T107" style:parent-style-name="Standardstycketeckensnitt" style:family="text">
      <style:text-properties fo:font-weight="bold" style:font-weight-asian="bold" fo:language="sv" fo:country="SE"/>
    </style:style>
    <style:style style:name="T108" style:parent-style-name="Standardstycketeckensnitt" style:family="text">
      <style:text-properties fo:language="sv" fo:country="SE"/>
    </style:style>
    <style:style style:name="T109" style:parent-style-name="Standardstycketeckensnitt" style:family="text">
      <style:text-properties fo:font-weight="bold" style:font-weight-asian="bold" fo:language="sv" fo:country="SE"/>
    </style:style>
    <style:style style:name="T110" style:parent-style-name="Standardstycketeckensnitt" style:family="text">
      <style:text-properties fo:font-weight="bold" style:font-weight-asian="bold" style:font-weight-complex="bold" fo:language="sv" fo:country="SE"/>
    </style:style>
    <style:style style:name="T111" style:parent-style-name="Standardstycketeckensnitt" style:family="text">
      <style:text-properties style:font-weight-complex="bold" fo:language="sv" fo:country="SE"/>
    </style:style>
    <style:style style:name="T112" style:parent-style-name="Standardstycketeckensnitt" style:family="text">
      <style:text-properties style:font-weight-complex="bold" fo:language="sv" fo:country="SE"/>
    </style:style>
    <style:style style:name="T113" style:parent-style-name="Standardstycketeckensnitt" style:family="text">
      <style:text-properties style:font-weight-complex="bold" fo:language="sv" fo:country="SE"/>
    </style:style>
    <style:style style:name="T114" style:parent-style-name="Standardstycketeckensnitt" style:family="text">
      <style:text-properties fo:language="sv" fo:country="SE"/>
    </style:style>
    <style:style style:name="T115" style:parent-style-name="Standardstycketeckensnitt" style:family="text">
      <style:text-properties fo:font-weight="bold" style:font-weight-asian="bold" fo:language="sv" fo:country="SE"/>
    </style:style>
    <style:style style:name="T116" style:parent-style-name="Standardstycketeckensnitt" style:family="text">
      <style:text-properties fo:font-weight="bold" style:font-weight-asian="bold" fo:language="sv" fo:country="SE"/>
    </style:style>
    <style:style style:name="T117" style:parent-style-name="Standardstycketeckensnitt" style:family="text">
      <style:text-properties fo:language="sv" fo:country="SE"/>
    </style:style>
    <style:style style:name="P118" style:parent-style-name="Standard" style:family="paragraph">
      <style:text-properties fo:language="sv" fo:country="SE"/>
    </style:style>
    <style:style style:name="P119" style:parent-style-name="Standard" style:family="paragraph">
      <style:text-properties fo:language="sv" fo:country="SE"/>
    </style:style>
    <style:style style:name="P120" style:parent-style-name="Standard" style:family="paragraph">
      <style:text-properties fo:language="sv" fo:country="SE"/>
    </style:style>
    <style:style style:name="P121" style:parent-style-name="Standard" style:family="paragraph">
      <style:text-properties fo:language="sv" fo:country="SE"/>
    </style:style>
    <style:style style:name="P1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123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  <style:style style:name="T126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Standardstycketeckensnit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Utvärdering av sprint 2</text:span></text:p>
      <text:p text:style-name="P3">Mål vi hade den här veckan:</text:p>
      <text:p text:style-name="Standard"><text:span text:style-name="T4">ID:</text:span><text:span text:style-name="T5"><text:s/>FR05</text:span></text:p>
      <text:p text:style-name="Standard"><text:span text:style-name="T6">Namn:</text:span><text:span text:style-name="T7"><text:s/>Livräknare för spelaren</text:span></text:p>
      <text:p text:style-name="Standard"><text:span text:style-name="T8">Beskrivning:<text:s/></text:span><text:span text:style-name="T9">Spelaren skall starta med 3 liv och dessa skall reduceras när man kolliderar med något. När alla liv har förbrukats så skall spelet avslutas.</text:span></text:p>
      <text:p text:style-name="Standard"><text:span text:style-name="T10">Testfall:</text:span><text:span text:style-name="T11"><text:tab/><text:s/></text:span><text:span text:style-name="T12">1. Notera att livräknaren påverkas av att bli beskjuten</text:span></text:p>
      <text:p text:style-name="P13"><text:s/>2.<text:s/>Notera att livräknaren påverkas av att kollidera med fiendeskepp</text:p>
      <text:p text:style-name="P14"/>
      <text:p text:style-name="Standard"><text:span text:style-name="T15">ID:</text:span><text:span text:style-name="T16"><text:s/>UI05</text:span></text:p>
      <text:p text:style-name="Standard"><text:span text:style-name="T17">Namn:</text:span><text:span text:style-name="T18"><text:s/>Visning av antal liv</text:span></text:p>
      <text:p text:style-name="Standard"><text:span text:style-name="T19">Beskrivning:</text:span><text:span text:style-name="T20"><text:s/>Antalet liv skall visas i längst upp i mitten på skärmen. Hjärtan eller skepp kommer att symbolisera antalet liv.</text:span></text:p>
      <text:p text:style-name="P21"/>
      <text:p text:style-name="Standard"><text:span text:style-name="T22">ID:</text:span><text:span text:style-name="T23"><text:s/>FR06</text:span></text:p>
      <text:p text:style-name="Standard"><text:span text:style-name="T24">Namn:</text:span><text:span text:style-name="T25"><text:s/>Poängräkning</text:span></text:p>
      <text:p text:style-name="Standard"><text:span text:style-name="T26">Beskrivning:<text:s/></text:span><text:span text:style-name="T27">När spelaren dödat fiendeskepp så tilldelas ett visst poäng som visas i övre vänstra hörnet.</text:span></text:p>
      <text:p text:style-name="Standard"><text:span text:style-name="T28">Testfall:</text:span><text:span text:style-name="T29"><text:tab/><text:s/></text:span><text:span text:style-name="T30">1. Notera att poängen ökar när fiender träffas av skott</text:span></text:p>
      <text:p text:style-name="P31"/>
      <text:p text:style-name="Standard"><text:span text:style-name="T32">ID:</text:span><text:span text:style-name="T33"><text:s/>UI06</text:span></text:p>
      <text:p text:style-name="Standard"><text:span text:style-name="T34">Namn:</text:span><text:span text:style-name="T35"><text:s/>Visning av poäng</text:span></text:p>
      <text:p text:style-name="Standard"><text:span text:style-name="T36">Beskrivning:</text:span><text:span text:style-name="T37"><text:s/>Poäng skall visas längst upp i vänstra hörnet.</text:span></text:p>
      <text:p text:style-name="P38"/>
      <text:p text:style-name="P39">Vi har klarat alla våra mål och har även uppnått dessa för sprint 3:</text:p>
      <text:p text:style-name="Standard"><text:span text:style-name="T40">ID:</text:span><text:span text:style-name="T41"><text:s/>FR07</text:span></text:p>
      <text:p text:style-name="Standard"><text:span text:style-name="T42">Namn:</text:span><text:span text:style-name="T43"><text:s/>Ljud</text:span></text:p>
      <text:p text:style-name="Standard"><text:span text:style-name="T44">Beskrivning:<text:s/></text:span><text:span text:style-name="T45">När ett skepp träffas av ett skott skall ett ljud spelas.</text:span></text:p>
      <text:p text:style-name="P46"/>
      <text:p text:style-name="Standard"><text:span text:style-name="T47">ID:<text:s/></text:span><text:span text:style-name="T48">FR08</text:span></text:p>
      <text:p text:style-name="Standard"><text:span text:style-name="T49">Namn</text:span><text:span text:style-name="T50">: Spelljud</text:span></text:p>
      <text:p text:style-name="Standard"><text:span text:style-name="T51">Beskrivning:</text:span><text:span text:style-name="T52"><text:s/>En låt startas när man startar spelet, bakgrundsmusik. Det stängs av när man sänker ljudet på mobilen.</text:span></text:p>
      <text:p text:style-name="P53"/>
      <text:p text:style-name="Standard"><text:span text:style-name="T54">ID</text:span><text:span text:style-name="T55">: FR09</text:span></text:p>
      <text:p text:style-name="Standard"><text:span text:style-name="T56">Namn:</text:span><text:span text:style-name="T57"><text:s/>Animationer</text:span></text:p>
      <text:p text:style-name="Standard"><text:span text:style-name="T58">Beskrivning:</text:span><text:span text:style-name="T59"><text:s/>När ett skepp träffas av ett skott skall det sprängas.</text:span></text:p>
      <text:p text:style-name="P60"/>
      <text:p text:style-name="Standard"><text:span text:style-name="T61">ID:</text:span><text:span text:style-name="T62"><text:s/>FR10</text:span></text:p>
      <text:p text:style-name="Standard"><text:span text:style-name="T63">Namn:</text:span><text:span text:style-name="T64"><text:s/>FiendeSkott</text:span></text:p>
      <text:p text:style-name="Standard"><text:span text:style-name="T65">Beskrivning:</text:span><text:span text:style-name="T66"><text:s/>Fiendeskeppen skall kunna avfyra skott konstant.</text:span></text:p>
      <text:p text:style-name="Standard"><text:span text:style-name="T67">Testfall:</text:span><text:span text:style-name="T68"><text:tab/><text:s/></text:span><text:span text:style-name="T69">1. Notera att skott framträder framför respektive skepp</text:span></text:p>
      <text:p text:style-name="P70"><text:s/>2.<text:s/>Notera att skotten rör sig i rätt riktning, dvs negativ y-led för fiendeskepp, samt positiv y-led för spelarskepp.</text:p>
      <text:p text:style-name="P71"/>
      <text:p text:style-name="Standard"><text:span text:style-name="T72">ID:</text:span><text:span text:style-name="T73"><text:s/>UI08</text:span></text:p>
      <text:soft-page-break/>
      <text:p text:style-name="Standard"><text:span text:style-name="T74">Namn:</text:span><text:span text:style-name="T75"><text:s/>Namnvisning av aktuell bana.</text:span></text:p>
      <text:p text:style-name="Standard"><text:span text:style-name="T76">Beskrivning</text:span><text:span text:style-name="T77">: Namnet på aktuell bana visas i övre högra hörnet.</text:span></text:p>
      <text:p text:style-name="P78"/>
      <text:p text:style-name="Standard"><text:span text:style-name="T79">ID:</text:span><text:span text:style-name="T80"><text:s/>FR11</text:span></text:p>
      <text:p text:style-name="Standard"><text:span text:style-name="T81">Namn:</text:span><text:span text:style-name="T82"><text:s/>Fler Spelarskott</text:span></text:p>
      <text:p text:style-name="Standard"><text:span text:style-name="T83">Beskrivning:</text:span><text:span text:style-name="T84"><text:s/>Spelarskeppet skall kunna avfyra två olika sorters skott. Man ska kunna ändra skott genom att dra uppåt eller nedåt med fingret på skärmen.<text:s/></text:span></text:p>
      <text:p text:style-name="Standard"><text:span text:style-name="T85">Testfall:</text:span><text:span text:style-name="T86"><text:tab/><text:s/></text:span><text:span text:style-name="T87">1. Note</text:span><text:span text:style-name="T88">ra att skott framträder framför<text:s/></text:span><text:span text:style-name="T89">skepp</text:span><text:span text:style-name="T90">et</text:span></text:p>
      <text:p text:style-name="P91"><text:s/>2.<text:s/>Notera att skotten rör sig i rätt riktning, dvs<text:s/>positiv y-led för spelarskepp.</text:p>
      <text:p text:style-name="P92"/>
      <text:p text:style-name="Standard"><text:span text:style-name="T93">ID:</text:span><text:span text:style-name="T94"><text:s/>FR12</text:span></text:p>
      <text:p text:style-name="Standard"><text:span text:style-name="T95">Namn:</text:span><text:span text:style-name="T96"><text:s/>Olika fiender</text:span></text:p>
      <text:p text:style-name="Standard"><text:span text:style-name="T97">Beskrivning:<text:s/></text:span><text:span text:style-name="T98">Det finns olika typer av fiender som har speciella egenskaper, tex kan skjuta och annorlunda rörelsemönster. De har också olika många liv.</text:span></text:p>
      <text:p text:style-name="Standard"><text:span text:style-name="T99">Testfall</text:span><text:span text:style-name="T100">:</text:span><text:span text:style-name="T101"><text:tab/><text:s/>1. Notera att fienderna dör av rätt antal skott.</text:span><text:span text:style-name="T102"><text:s/></text:span></text:p>
      <text:p text:style-name="P103"><text:s/>2. Notera att de rör sig i rätt mönster och att de ej krockar med varandra.<text:s/></text:p>
      <text:p text:style-name="P104"/>
      <text:p text:style-name="Standard"><text:span text:style-name="T105">ID:</text:span><text:span text:style-name="T106"><text:s/>FR13</text:span></text:p>
      <text:p text:style-name="Standard"><text:span text:style-name="T107">Namn:</text:span><text:span text:style-name="T108"><text:s/>Olika layout</text:span></text:p>
      <text:p text:style-name="Standard"><text:span text:style-name="T109">Beskrivning:</text:span><text:span text:style-name="T110"><text:s/></text:span><text:span text:style-name="T111">Om man drar åt<text:s/></text:span><text:span text:style-name="T112">höger</text:span><text:span text:style-name="T113"><text:s/>med fingret över skärmen byter knapparna plats på skärmen. Och man kan välja vilken layout men själv tycker är bäst att spela med.</text:span><text:span text:style-name="T114"><text:s/></text:span></text:p>
      <text:p text:style-name="Standard"><text:span text:style-name="T115">Testfall:</text:span><text:span text:style-name="T116"><text:tab/></text:span><text:span text:style-name="T117">1. Notera att vänsterknappen lägger sig bredvid högerknappen istället för längst åt vänster och att knapparna fungerar som förut.<text:s/></text:span></text:p>
      <text:p text:style-name="P118"/>
      <text:p text:style-name="P119"/>
      <text:p text:style-name="P120"/>
      <text:p text:style-name="P121"/>
      <text:p text:style-name="P122">Utvärdering:</text:p>
      <text:p text:style-name="Normal"><text:span text:style-name="T123">Vi har uppfyllt alla våra krav för den här veckan och även några för nästa vecka. Vi har även påbörjat arbetet med startmeny</text:span><text:span text:style-name="T124">n. Vi har lagt in en licens, GP</text:span><text:span text:style-name="T125">Lv2 och ändrat Api nivån till 14</text:span><text:span text:style-name="T126">. Vi<text:s/></text:span><text:span text:style-name="T127">har påbörjat arbetet med tester av kod och systemtester</text:span><text:span text:style-name="T128">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DejaVu Sans" style:font-name-complex="Lohit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fo:font-weight="normal" style:font-weight-asian="normal" style:font-weight-complex="normal"/>
    </style:style>
    <style:style style:name="WW_CharLFO2LVL3" style:family="text">
      <style:text-properties fo:font-weight="normal" style:font-weight-asian="normal" style:font-weight-complex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n</meta:initial-creator>
    <dc:creator>Elin</dc:creator>
    <meta:creation-date>2013-09-26T16:02:00Z</meta:creation-date>
    <dc:date>2013-09-26T16:02:00Z</dc:date>
    <meta:template xlink:href="Normal" xlink:type="simple"/>
    <meta:editing-cycles>2</meta:editing-cycles>
    <meta:editing-duration>PT0S</meta:editing-duration>
    <meta:document-statistic meta:page-count="2" meta:paragraph-count="5" meta:word-count="456" meta:character-count="2870" meta:row-count="20" meta:non-whitespace-character-count="2419"/>
  </office:meta>
</office:document-meta>
</file>